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 style:list-style-name="L1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 style:list-style-name="L3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2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4"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5"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6"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7"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8"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list-style-name="L9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list-style-name="L10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4</text:span></text:p>
      <text:list xml:id="list8515229872110149824" text:style-name="L1">
        <text:list-item>
          <text:p text:style-name="P2"><text:span text:style-name="T1">Untersuchung basiert auf Standardmodell mit 4 Wechselwirkungen</text:span></text:p>
          <text:p text:style-name="P2"><text:span text:style-name="T1">→ SM beschreibt Aufbau der Materie aus den gezeigten Elemtentarteilchen</text:span></text:p>
        </text:list-item>
        <text:list-item>
          <text:p text:style-name="P2"><text:span text:style-name="T1">In dieser Bachelorarbeit: B-&gt;D,l,nu</text:span></text:p>
        </text:list-item>
        <text:list-item>
          <text:p text:style-name="P2"><text:span text:style-name="T1">Folgende Teilchen relevant: B: bottom + leichtes Antiquark (u oder d)<text:line-break/><text:tab/><text:tab/><text:tab/> D: charm + leichtes Antiquark<text:line-break/> <text:tab/><text:tab/><text:tab/>Ein Lepton + Dazugehöriges Antineutrino<text:line-break/><text:tab/><text:tab/><text:tab/> Gluon und W-Boson als Austauschteilchen</text:span></text:p>
        </text:list-item>
        <text:list-item>
          <text:p text:style-name="P2"><text:span text:style-name="T1">Bachelorarbeit untersucht Observable R(D)<text:line-break/>→ Soll durch Fits bestimmt werden. Wird später genauer erläutert</text:span></text:p>
        </text:list-item>
        <text:list-item>
          <text:p text:style-name="P2"><text:span text:style-name="T1">Interessant: Diskrepanz zwischen experimentellen und theoretischen Ergebnissen.<text:line-break/>Dies soll in dieser Bachelorarbeit untersucht werden.</text:span></text:p>
        </text:list-item>
      </text:list>
      <text:p text:style-name="P1"><text:span text:style-name="T1"/></text:p>
      <text:p text:style-name="P1">6</text:p>
      <text:p text:style-name="P4"><text:tab/>Feynman-Diagramm des hier untersuchten Zerfalls</text:p>
      <text:p text:style-name="P4"><text:tab/>→ Leichte Antiquark q agiert als “Zuschauerquark”</text:p>
      <text:list xml:id="list1709409104390207054" text:style-name="L2">
        <text:list-item>
          <text:p text:style-name="P5"><text:s/>schwache WW: b-quark in c-Quarks unter Emission eines W-Bosons</text:p>
          <text:p text:style-name="P5">→ Schwache WW koppelt nicht an Masseneigenzustände der Quarks sondern an einer Linearkombination: CKM-Matrix Element<text:line-break/>→ &lt;&lt;1, da Übergang von 3. in 2. Generation unterdrückt</text:p>
        </text:list-item>
        <text:list-item>
          <text:p text:style-name="P5">Neben schwacher WW auch starke WW:<text:line-break/>→ Exemplarisch im Feynman-Diagram dargestellt<text:line-break/>→ Gluonen halten Meson zusammen<text:line-break/>→ Phänomen der starken WW: Kopplungskonstante der starken WW alpha_s nimmt bei geringen Impulsüberträgen zu</text:p>
        </text:list-item>
        <text:list-item>
          <text:p text:style-name="P5">Für alpha&gt;1 keine Störungstheorie mehr möglich: Diagramme mit mehr Vertices müssen berücksichtigt werden</text:p>
        </text:list-item>
        <text:list-item>
          <text:p text:style-name="P5">Formfaktoren: Weiterhin quantitative Aussagen</text:p>
        </text:list-item>
      </text:list>
      <text:p text:style-name="P4"/>
      <text:p text:style-name="P1">7</text:p>
      <text:list xml:id="list6786924394147587065" text:style-name="L3">
        <text:list-item>
          <text:p text:style-name="P3"><text:span text:style-name="T1">Allgemein: Matrixelement des Zerfalls M<text:line-break/>→ Faktorisierung in hadr. und lept. Anteil</text:span></text:p>
        </text:list-item>
        <text:list-item>
          <text:p text:style-name="P3"><text:span text:style-name="T1">Hadr. Matrixelement: Schwache WW wird durch V-A Strom beschrieben (mit Gamma Matrizen + Spinor + Adj. Spinor)</text:span></text:p>
          <text:p text:style-name="P3"><text:span text:style-name="T1">→ V_mu: Trafo wie Vektor unter Parität<text:line-break/>→ A_mu: Trafo wie Axialvektor unter Parität</text:span></text:p>
        </text:list-item>
        <text:list-item>
          <text:p text:style-name="P3"><text:span text:style-name="T1">Mesonen sind Pseudoskalare. d.h. Parametrisierung durch:<text:line-break/><text:tab/><text:tab/>Viererimpulse (Trafo wie Vektoren)<text:line-break/><text:tab/><text:tab/>Impulsübertrag (Lorentzskalar)</text:span></text:p>
        </text:list-item>
        <text:list-item>
          <text:p text:style-name="P3"><text:span text:style-name="T1">Daraus lässt sich nichts konstruieren, was wie Axialvektor transformiert<text:line-break/>→ Paritätserhaltung in QCD: Axialvektoranteil verschwindet</text:span></text:p>
        </text:list-item>
        <text:list-item>
          <text:p text:style-name="P3"><text:span text:style-name="T1">Verbleibender Anteil: Parametrisierung durch Formfaktoren<text:line-break/>→ f+, f- von q^2 abhängig</text:span></text:p>
        </text:list-item>
      </text:list>
      <text:p text:style-name="P1"><text:span text:style-name="T1"/></text:p>
      <text:p text:style-name="P11"><text:span text:style-name="T1"><text:tab/>… mit Feynmanregeln folgt folgende Zerfallsbreite ==&gt;</text:span></text:p>
      <text:p text:style-name="P11"><text:span text:style-name="T1"><text:tab/>→ zu beachten: F+ aus F+ und F- zusammengesetzt</text:span></text:p>
      <text:p text:style-name="P11"><text:span text:style-name="T1"/></text:p>
      <text:p text:style-name="P11"><text:span text:style-name="T1"/></text:p>
      <text:p text:style-name="P1">9</text:p>
      <text:p text:style-name="P4"><text:tab/>Wie lässt sich Zerfall kinematisch beschreiben?</text:p>
      <text:list xml:id="list2237590178221784910" text:style-name="L4">
        <text:list-item>
          <text:p text:style-name="P6">Impulsübertrag q^2.</text:p>
          <text:p text:style-name="P6">→ aus kinematischen Extremfällen folgt Einschränkung</text:p>
        </text:list-item>
        <text:list-item>
          <text:p text:style-name="P6">Alternative Parametrisierungen:</text:p>
          <text:p text:style-name="P6">→ w: q^2_max wird auf w=1 abgebildet</text:p>
        </text:list-item>
        <text:list-item>
          <text:p text:style-name="P6">z-Parametrisierung: Bildet q^2 auf komplexe Ebene ab</text:p>
        </text:list-item>
        <text:list-item>
          <text:p text:style-name="P6">Bildmenge von z(q^2)</text:p>
          <text:p text:style-name="P6">→ auch außerhalb des kin. Erlaubten Bereiches wird q^2 immer auf <text:s text:c="2"/>|z|&lt;1 abgebildet<text:line-break/>→ Grund: Später Potenzreihenentwicklung in |z|. Diese konvergiert besser, wenn |z| immer &lt;1 ist!</text:p>
        </text:list-item>
      </text:list>
      <text:p text:style-name="P11"><text:span text:style-name="T1"/></text:p>
      <text:p text:style-name="P1"><text:soft-page-break/>12</text:p>
      <text:p text:style-name="P4">Ziel: Aus diskreten Theoriewerten für Formfaktoren f+ und f0 für verschiedene Impulsüberträge durch Fits die Formfaktoren zu kontinuirlicher Größe in z zu erweitern</text:p>
      <text:list xml:id="list3336012452557648842" text:style-name="L5">
        <text:list-item>
          <text:p text:style-name="P7">Theoriewerte: Aus Gittereichrechnungen der Fermilab + MILC Kollaboration.<text:line-break/>→ Inklusive Fehler und Korrelationen</text:p>
        </text:list-item>
        <text:list-item>
          <text:p text:style-name="P7">Fitfunktion: Allgemeine Potenzreihenentwicklung in z ( i=+,0)<text:line-break/>→ a_ik Fitparameter<text:line-break/>→ N_i Ordnung der Entwicklung<text:line-break/>→ P_i Blaschkefaktoren</text:p>
        </text:list-item>
        <text:list-item>
          <text:p text:style-name="P7">P_i: Wahl durch Simplified Series Expansion:<text:line-break/>→ Berücksichtige Resonanzen durch angeregte Zustände</text:p>
          <text:p text:style-name="P7">→ m_i Resonanzmassen (m_+, m_0)<text:line-break/>→ Quantenzahlen der Resonanzen müssen mit den Quantenzahlen der Formfaktoren übereinstimmen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">J^P = 0^+ für f+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tab/><text:tab/><text:tab/><text:tab/> <text:s text:c="6"/><text:span text:style-name="T1"><text:s/>J^P = 1^- für f0</text:span></text:p>
      <text:p text:style-name="P1"><text:span text:style-name="T1"><text:tab/>→ Wähle jeweils niedrigste Resonanzmasse für jeden Formfaktor, da <text:line-break/><text:tab/><text:tab/>diese den größten Einfluss auf Formfaktor besitzen</text:span></text:p>
      <text:p text:style-name="P1"><text:span text:style-name="T1"/></text:p>
      <text:p text:style-name="P1">13</text:p>
      <text:p text:style-name="P4"><text:tab/>Betrachtung der Defintion von f_0 bei z_max:<text:line-break/><text:tab/>→ q^2(z_max) = 0, d.h. NB folgt sofort<text:line-break/><text:tab/>→ Einschränkung an Fitparameter</text:p>
      <text:list xml:id="list3852192409841384168" text:style-name="L6">
        <text:list-item>
          <text:p text:style-name="P8">Fitmethode: Methode der kleinsten Quadrate<text:line-break/>→ Minimiere Abstand der Theoriewerte (y) zu den Vorhersagen durch Fitfunktion f<text:line-break/>→ Varriere Fitparameter (a) um S minimal zu halten<text:line-break/>→ Minimiere f+ und f_0 gleichzeitig!</text:p>
        </text:list-item>
        <text:list-item>
          <text:p text:style-name="P8">Korrelationen und Fehler berücksichtigen: Nutze gewichtete Summe:<text:line-break/>→ r sind die Residuen (d.h. Abstand Theoriewerte zur Vorhersage)<text:line-break/>→ V Kovarianzmatrix<text:line-break/>→ d.h. Residuen werden mit der Inverse der Varianz der jew. Theoriewerte gewichtet<text:line-break/> (d.h. Kleiner Fehler = hohe Gewichtung)</text:p>
        </text:list-item>
        <text:list-item>
          <text:p text:style-name="P8">Konfidenzintervalle: <text:line-break/>→ Wir erhalten Fitparameter mit Fehler und Korelationen</text:p>
          <text:p text:style-name="P8">→ Erstelle Fitfunktion für 10.000 MC-generierte Konfigurationen der Fitparameter<text:line-break/>→ Nehme jeweils Normalverteilte Fehler </text:p>
        </text:list-item>
      </text:list>
      <text:p text:style-name="P1"/>
      <text:p text:style-name="P1">14</text:p>
      <text:p text:style-name="P4"><text:tab/>Fit wird für verschiedene Kombinationen der Ordnungen N_+ und <text:tab/>N_0 durchgeführt</text:p>
      <text:list xml:id="list3640878688363297512" text:style-name="L7">
        <text:list-item>
          <text:p text:style-name="P9">Quantitative Überprüfung der Ergebnisse über chi^2</text:p>
        </text:list-item>
        <text:list-item>
          <text:p text:style-name="P9">Anzahl der Freiheitsgrade: Bei 6 Theoriewerten und einer Nebenbed.</text:p>
        </text:list-item>
      </text:list>
      <text:p text:style-name="P4"/>
      <text:p text:style-name="P1">15, 16, 17 ,18</text:p>
      <text:list xml:id="list8900324904198443481" text:style-name="L8">
        <text:list-item>
          <text:p text:style-name="P10">(1,1): Keine gute Parametrisierung<text:line-break/>→ chi^2/df &gt;&gt;1</text:p>
          <text:p text:style-name="P10">→ Qualitativ: Direkt sichtbar<text:line-break/>→ Grund: Methode versagt bei hohen Korrelationen mit identischen Vorzeichen</text:p>
        </text:list-item>
        <text:list-item>
          <text:p text:style-name="P10">(1,2): Besserer Fit.<text:line-break/>→ Chi^2/df ist ok<text:line-break/>→ Nicht pefekt getroffen bei f_0</text:p>
        </text:list-item>
        <text:list-item>
          <text:p text:style-name="P10">(2,1): genau so</text:p>
        </text:list-item>
        <text:list-item>
          <text:p text:style-name="P10">(2,2): Fit annähernd “perfekt”<text:line-break/>→ chi^/df &lt;&lt;1, d.h. “überfittet”<text:line-break/>→ Großer Fehler bei weiteren Fitparametern<text:line-break/>→ Große Ungenaigkeiten bei hohen z (d.h. Außerhalb von Gittereichrechnungen)<text:line-break/>→ relativ geringe Aussagekraft der Fits bei hohen z</text:p>
          <text:p text:style-name="P10"><text:soft-page-break/><text:span text:style-name="T2">19</text:span></text:p>
        </text:list-item>
      </text:list>
      <text:p text:style-name="P12"><text:tab/>Einsetzen der Formfaktoren in Theorieformel<text:line-break/><text:tab/>→ Daraus folgt differentielle Zerfallsbreite für Elektronen, <text:tab/><text:tab/><text:tab/>Myonen und Tauonen<text:line-break/><text:tab/>→ Exemplarisch für (2,2) dargetellt</text:p>
      <text:list xml:id="list8237185014406140000" text:style-name="L9">
        <text:list-item>
          <text:p text:style-name="P13">Zwischen Funktionen für e und mu nur kleine Differenzen, Funktion für tau sieht anders aus<text:line-break/>→ Grund: Massenunterschied der Tauonen ist groß</text:p>
        </text:list-item>
      </text:list>
      <text:p text:style-name="P12"/>
      <text:p text:style-name="P15">20</text:p>
      <text:p text:style-name="P12"><text:tab/>Integration der dif. Zerfallsbreiten über z ergibt totale Zerfallsbreiten</text:p>
      <text:list xml:id="list6489515622652196282" text:style-name="L10">
        <text:list-item>
          <text:p text:style-name="P14">Observable R(D) wie angegeben definitiert<text:line-break/>→ Br(B-&gt; D tau) Verzweigungserhältnis für tau</text:p>
          <text:p text:style-name="P14">→ Br(B-&gt; D l) Mittlung Verzweizungsverhältnis für e und m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008in" fo:margin-bottom="0.7874in" fo:margin-left="0.561in" fo:margin-right="3.305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Marco Alameddine</meta:initial-creator>
    <meta:creation-date>2017-09-25T14:41:02</meta:creation-date>
    <meta:printed-by>Jean-Marco Alameddine</meta:printed-by>
    <meta:print-date>2017-09-25T17:18:21</meta:print-date>
    <meta:document-statistic meta:table-count="0" meta:image-count="0" meta:object-count="0" meta:page-count="3" meta:paragraph-count="65" meta:word-count="774" meta:character-count="5310"/>
    <dc:date>2017-09-25T18:19:33</dc:date>
    <dc:creator>Jean-Marco Alameddine</dc:creator>
    <meta:editing-duration>PT12M6S</meta:editing-duration>
    <meta:editing-cycles>1</meta:editing-cycles>
    <meta:generator>OpenOffice/4.1.2$Unix OpenOffice.org_project/412m3$Build-9782</meta:generator>
  </office:meta>
</office:document-meta>
</file>